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9.646cm" fo:min-width="19.39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draw:fill="solid" draw:fill-color="#cccccc" draw:textarea-horizontal-align="right" draw:textarea-vertical-align="middle" draw:auto-grow-height="false" fo:min-height="6.046cm" fo:min-width="13.796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middle" draw:auto-grow-height="false" fo:min-height="3.646cm" fo:min-width="4.19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46cm" fo:min-width="6.596cm" fo:padding-top="0.177cm" fo:padding-bottom="0.177cm" fo:padding-left="0.302cm" fo:padding-right="0.302cm"/>
    </style:style>
    <style:style style:name="gr5" style:family="graphic" style:parent-style-name="standard">
      <style:graphic-properties svg:stroke-width="0.035cm" svg:stroke-color="#999999" draw:marker-start-width="0.252cm" draw:marker-end-width="0.252cm" svg:stroke-linecap="square" draw:fill="none" draw:fill-color="#729fcf" draw:textarea-horizontal-align="justify" draw:textarea-vertical-align="middle" draw:auto-grow-height="false" fo:min-height="0.916cm" fo:min-width="12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106cm" draw:marker-start-width="0.358cm" draw:marker-end-width="0.358cm" draw:fill="hatch" draw:fill-color="#ffffff" draw:fill-hatch-name="Black_20_45_20_Degrees_20_Wide" draw:fill-hatch-solid="false" draw:textarea-horizontal-align="justify" draw:textarea-vertical-align="middle" draw:auto-grow-height="false" fo:min-height="6.046cm" fo:min-width="2.99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middle" draw:auto-grow-height="false" fo:min-height="3.646cm" fo:min-width="2.19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46cm" fo:min-width="10.19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middle" draw:auto-grow-height="false" fo:min-height="4.046cm" fo:min-width="1.396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draw:marker-start-width="0.358cm" draw:marker-end-width="0.358cm" draw:fill="hatch" draw:fill-color="#ffffff" draw:fill-hatch-name="Blue_20_Crossed_20_45_20_Degrees" draw:textarea-horizontal-align="justify" draw:textarea-vertical-align="middle" draw:auto-grow-height="false" fo:min-height="6.046cm" fo:min-width="2.996cm" fo:padding-top="0.177cm" fo:padding-bottom="0.177cm" fo:padding-left="0.302cm" fo:padding-right="0.302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cc99" draw:textarea-horizontal-align="justify" draw:textarea-vertical-align="middle" draw:auto-grow-height="false" fo:min-height="0.516cm" fo:min-width="3.4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hatch" draw:fill-color="#729fcf" draw:fill-hatch-name="Black_20_0_20_Degrees" draw:opacity="100%" draw:opacity-name="Transparency_20_1" draw:textarea-horizontal-align="justify" draw:textarea-vertical-align="middle" draw:auto-grow-height="false" fo:min-height="2.916cm" fo:min-width="0.266cm" fo:padding-top="0.142cm" fo:padding-bottom="0.142cm" fo:padding-left="0.267cm" fo:padding-right="0.267cm"/>
    </style:style>
    <style:style style:name="gr13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middle" draw:auto-grow-height="false" fo:min-height="2.446cm" fo:min-width="1.396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middle" draw:auto-grow-height="false" fo:min-height="1.246cm" fo:min-width="3.396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846cm" fo:min-width="4.996cm" fo:padding-top="0.177cm" fo:padding-bottom="0.177cm" fo:padding-left="0.302cm" fo:padding-right="0.302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4.15cm" fo:min-width="0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0.55cm" fo:min-width="0.3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15cm" fo:min-width="4.3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2.55cm" fo:min-width="0cm"/>
    </style:style>
    <style:style style:name="gr20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middle" draw:auto-grow-height="false" fo:min-height="2.046cm" fo:min-width="3.396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middle" draw:auto-grow-height="false" fo:min-height="2.446cm" fo:min-width="2.996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draw:marker-start-width="0.358cm" draw:marker-end-width="0.358cm" draw:fill="solid" draw:fill-color="#cccccc" draw:textarea-horizontal-align="right" draw:textarea-vertical-align="middle" draw:auto-grow-height="false" fo:min-height="4.846cm" fo:min-width="2.59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draw:marker-start-width="0.358cm" draw:marker-end-width="0.358cm" draw:fill="hatch" draw:fill-color="#ffffff" draw:fill-hatch-name="Black_20_45_20_Degrees_20_Wide" draw:fill-hatch-solid="false" draw:textarea-horizontal-align="justify" draw:textarea-vertical-align="middle" draw:auto-grow-height="false" fo:min-height="2.846cm" fo:min-width="2.596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bottom" draw:auto-grow-height="false" fo:min-height="0.046cm" fo:min-width="8.196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bottom" draw:auto-grow-height="false" fo:min-height="5.646cm" fo:min-width="2.996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bottom" draw:auto-grow-height="false" fo:min-height="9.646cm" fo:min-width="2.596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6.046cm" fo:min-width="10.196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3.246cm" fo:min-width="2.996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bottom" draw:auto-grow-height="false" fo:min-height="2.046cm" fo:min-width="2.596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4.446cm" fo:min-width="6.196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4.446cm" fo:min-width="9.796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draw:marker-start-width="0.358cm" draw:marker-end-width="0.358cm" draw:fill="hatch" draw:fill-color="#ffffff" draw:fill-hatch-name="Red_20_Crossed_20_45_20_Degrees" draw:textarea-horizontal-align="justify" draw:textarea-vertical-align="top" draw:auto-grow-height="false" fo:min-height="5.246cm" fo:min-width="10.996cm" fo:padding-top="0.177cm" fo:padding-bottom="0.177cm" fo:padding-left="0.302cm" fo:padding-right="0.302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ffcc99" draw:textarea-horizontal-align="justify" draw:textarea-vertical-align="middle" draw:auto-grow-height="false" fo:min-height="3.716cm" fo:min-width="1.466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width="0.035cm" svg:stroke-color="#000000" draw:marker-start-width="0.252cm" draw:marker-end-width="0.252cm" draw:fill="hatch" draw:fill-color="#729fcf" draw:fill-hatch-name="Black_20_0_20_Degrees" draw:opacity="100%" draw:opacity-name="Transparency_20_18" draw:textarea-horizontal-align="justify" draw:textarea-vertical-align="middle" draw:auto-grow-height="false" fo:min-height="1.716cm" fo:min-width="2.666cm" fo:padding-top="0.142cm" fo:padding-bottom="0.142cm" fo:padding-left="0.267cm" fo:padding-right="0.267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solid" draw:fill-color="#ffcc99" draw:textarea-horizontal-align="justify" draw:textarea-vertical-align="middle" draw:auto-grow-height="false" fo:min-height="0.516cm" fo:min-width="8.266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width="0.035cm" svg:stroke-color="#000000" draw:marker-start-width="0.252cm" draw:marker-end-width="0.252cm" draw:fill="hatch" draw:fill-color="#729fcf" draw:fill-hatch-name="Black_20_0_20_Degrees" draw:opacity="100%" draw:opacity-name="Transparency_20_1" draw:textarea-horizontal-align="justify" draw:textarea-vertical-align="middle" draw:auto-grow-height="false" fo:min-height="7.716cm" fo:min-width="0.266cm" fo:padding-top="0.142cm" fo:padding-bottom="0.142cm" fo:padding-left="0.267cm" fo:padding-right="0.267cm"/>
    </style:style>
    <style:style style:name="gr38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bottom" draw:auto-grow-height="false" fo:min-height="5.646cm" fo:min-width="10.196cm" fo:padding-top="0.177cm" fo:padding-bottom="0.177cm" fo:padding-left="0.302cm" fo:padding-right="0.302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ffcc99" draw:textarea-horizontal-align="justify" draw:textarea-vertical-align="middle" draw:auto-grow-height="false" fo:min-height="0.916cm" fo:min-width="0.266cm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width="0.035cm" svg:stroke-color="#000000" draw:marker-start-width="0.252cm" draw:marker-end-width="0.252cm" draw:fill="hatch" draw:fill-color="#729fcf" draw:fill-hatch-name="Black_20_90_20_Degrees" draw:opacity="100%" draw:opacity-name="Transparency_20_22" draw:textarea-horizontal-align="justify" draw:textarea-vertical-align="middle" draw:auto-grow-height="false" fo:min-height="0.516cm" fo:min-width="0.666cm" fo:padding-top="0.142cm" fo:padding-bottom="0.142cm" fo:padding-left="0.267cm" fo:padding-right="0.267cm"/>
    </style:style>
    <style:style style:name="gr41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4.446cm" fo:min-width="1.796cm" fo:padding-top="0.177cm" fo:padding-bottom="0.177cm" fo:padding-left="0.302cm" fo:padding-right="0.302cm"/>
    </style:style>
    <style:style style:name="gr42" style:family="graphic" style:parent-style-name="standard">
      <style:graphic-properties draw:fill-color="#729fcf" draw:textarea-horizontal-align="justify" draw:textarea-vertical-align="middle" draw:auto-grow-height="false" fo:min-height="0.15cm" fo:min-width="1.9cm"/>
    </style:style>
    <style:style style:name="gr43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8.046cm" fo:min-width="10.196cm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4.446cm" fo:min-width="4.196cm" fo:padding-top="0.177cm" fo:padding-bottom="0.177cm" fo:padding-left="0.302cm" fo:padding-right="0.302cm"/>
    </style:style>
    <style:style style:name="gr45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middle" draw:auto-grow-height="false" fo:min-height="1.246cm" fo:min-width="6.596cm" fo:padding-top="0.177cm" fo:padding-bottom="0.177cm" fo:padding-left="0.302cm" fo:padding-right="0.302cm"/>
    </style:style>
    <style:style style:name="gr46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bottom" draw:auto-grow-height="false" fo:min-height="10.446cm" fo:min-width="6.596cm" fo:padding-top="0.177cm" fo:padding-bottom="0.177cm" fo:padding-left="0.302cm" fo:padding-right="0.302cm"/>
    </style:style>
    <style:style style:name="gr47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middle" draw:auto-grow-height="false" fo:min-height="6.846cm" fo:min-width="10.196cm" fo:padding-top="0.177cm" fo:padding-bottom="0.177cm" fo:padding-left="0.302cm" fo:padding-right="0.302cm"/>
    </style:style>
    <style:style style:name="gr48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4.446cm" fo:min-width="8.196cm" fo:padding-top="0.177cm" fo:padding-bottom="0.177cm" fo:padding-left="0.302cm" fo:padding-right="0.302cm"/>
    </style:style>
    <style:style style:name="gr49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4.446cm" fo:min-width="7.796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6.846cm" fo:min-width="3.396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draw:marker-start-width="0.358cm" draw:marker-end-width="0.358cm" draw:fill="hatch" draw:fill-color="#ffffff" draw:fill-hatch-name="Red_20_Crossed_20_45_20_Degrees" draw:textarea-horizontal-align="justify" draw:textarea-vertical-align="top" draw:auto-grow-height="false" fo:min-height="6.846cm" fo:min-width="8.596cm" fo:padding-top="0.177cm" fo:padding-bottom="0.177cm" fo:padding-left="0.302cm" fo:padding-right="0.302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="solid" draw:fill-color="#ffcc99" draw:textarea-horizontal-align="justify" draw:textarea-vertical-align="middle" draw:auto-grow-height="false" fo:min-height="3.316cm" fo:min-width="1.466cm" fo:padding-top="0.142cm" fo:padding-bottom="0.142cm" fo:padding-left="0.267cm" fo:padding-right="0.267cm"/>
    </style:style>
    <style:style style:name="gr53" style:family="graphic" style:parent-style-name="standard">
      <style:graphic-properties draw:stroke="none" svg:stroke-width="0.035cm" svg:stroke-color="#000000" draw:marker-start-width="0.252cm" draw:marker-end-width="0.252cm" draw:fill="hatch" draw:fill-color="#729fcf" draw:fill-hatch-name="Black_20_0_20_Degrees" draw:opacity="100%" draw:opacity-name="Transparency_20_1" draw:textarea-horizontal-align="justify" draw:textarea-vertical-align="middle" draw:auto-grow-height="false" fo:min-height="1.716cm" fo:min-width="3.066cm" fo:padding-top="0.142cm" fo:padding-bottom="0.142cm" fo:padding-left="0.267cm" fo:padding-right="0.267cm"/>
    </style:style>
    <style:style style:name="gr54" style:family="graphic" style:parent-style-name="standard">
      <style:graphic-properties draw:fill-color="#729fcf" draw:textarea-horizontal-align="justify" draw:textarea-vertical-align="middle" draw:auto-grow-height="false" fo:min-height="1.75cm" fo:min-width="0.3cm"/>
    </style:style>
    <style:style style:name="gr55" style:family="graphic" style:parent-style-name="standard">
      <style:graphic-properties draw:fill-color="#729fcf" draw:textarea-horizontal-align="justify" draw:textarea-vertical-align="middle" draw:auto-grow-height="false" fo:min-height="0.55cm" fo:min-width="1.1cm"/>
    </style:style>
    <style:style style:name="gr56" style:family="graphic" style:parent-style-name="standard">
      <style:graphic-properties draw:fill-color="#729fcf" draw:textarea-horizontal-align="justify" draw:textarea-vertical-align="middle" draw:auto-grow-height="false" fo:min-height="4.55cm" fo:min-width="0cm"/>
    </style:style>
    <style:style style:name="gr57" style:family="graphic" style:parent-style-name="standard">
      <style:graphic-properties draw:fill-color="#729fcf" draw:textarea-horizontal-align="justify" draw:textarea-vertical-align="middle" draw:auto-grow-height="false" fo:min-height="0.15cm" fo:min-width="3.9cm"/>
    </style:style>
    <style:style style:name="gr58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3.246cm" fo:min-width="9.796cm" fo:padding-top="0.177cm" fo:padding-bottom="0.177cm" fo:padding-left="0.302cm" fo:padding-right="0.302cm"/>
    </style:style>
    <style:style style:name="gr59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bottom" draw:auto-grow-height="false" fo:min-height="6.846cm" fo:min-width="10.196cm" fo:padding-top="0.177cm" fo:padding-bottom="0.177cm" fo:padding-left="0.302cm" fo:padding-right="0.302cm"/>
    </style:style>
    <style:style style:name="gr60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top" draw:auto-grow-height="false" fo:min-height="10.446cm" fo:min-width="6.596cm" fo:padding-top="0.177cm" fo:padding-bottom="0.177cm" fo:padding-left="0.302cm" fo:padding-right="0.302cm"/>
    </style:style>
    <style:style style:name="gr61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top" draw:auto-grow-height="false" fo:min-height="6.846cm" fo:min-width="10.196cm" fo:padding-top="0.177cm" fo:padding-bottom="0.177cm" fo:padding-left="0.302cm" fo:padding-right="0.302cm"/>
    </style:style>
    <style:style style:name="gr62" style:family="graphic" style:parent-style-name="standard">
      <style:graphic-properties draw:fill-color="#729fcf" draw:textarea-horizontal-align="justify" draw:textarea-vertical-align="middle" draw:auto-grow-height="false" fo:min-height="0.15cm" fo:min-width="1.5cm"/>
    </style:style>
    <style:style style:name="gr63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6.046cm" fo:min-width="9.796cm" fo:padding-top="0.177cm" fo:padding-bottom="0.177cm" fo:padding-left="0.302cm" fo:padding-right="0.302cm"/>
    </style:style>
    <style:style style:name="gr64" style:family="graphic" style:parent-style-name="standard">
      <style:graphic-properties svg:stroke-width="0.106cm" draw:marker-start-width="0.358cm" draw:marker-end-width="0.358cm" draw:fill="hatch" draw:fill-color="#ffffff" draw:fill-hatch-name="Black_20_0_20_Degrees" draw:textarea-horizontal-align="justify" draw:textarea-vertical-align="top" draw:auto-grow-height="false" fo:min-height="4.846cm" fo:min-width="8.596cm" fo:padding-top="0.177cm" fo:padding-bottom="0.177cm" fo:padding-left="0.302cm" fo:padding-right="0.302cm"/>
    </style:style>
    <style:style style:name="gr65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8.846cm" fo:min-width="8.596cm" fo:padding-top="0.177cm" fo:padding-bottom="0.177cm" fo:padding-left="0.302cm" fo:padding-right="0.302cm"/>
    </style:style>
    <style:style style:name="gr66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2.446cm" fo:min-width="4.596cm" fo:padding-top="0.177cm" fo:padding-bottom="0.177cm" fo:padding-left="0.302cm" fo:padding-right="0.302cm"/>
    </style:style>
    <style:style style:name="gr67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1.646cm" fo:min-width="2.596cm" fo:padding-top="0.177cm" fo:padding-bottom="0.177cm" fo:padding-left="0.302cm" fo:padding-right="0.302cm"/>
    </style:style>
    <style:style style:name="gr68" style:family="graphic" style:parent-style-name="standard">
      <style:graphic-properties draw:fill-color="#729fcf" draw:textarea-horizontal-align="justify" draw:textarea-vertical-align="middle" draw:auto-grow-height="false" fo:min-height="0.55cm" fo:min-width="1.5cm"/>
    </style:style>
    <style:style style:name="gr69" style:family="graphic" style:parent-style-name="standard">
      <style:graphic-properties draw:fill-color="#729fcf" draw:textarea-horizontal-align="justify" draw:textarea-vertical-align="middle" draw:auto-grow-height="false" fo:min-height="2.15cm" fo:min-width="0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solid" draw:fill-color="#ffcc99" draw:textarea-horizontal-align="justify" draw:textarea-vertical-align="middle" draw:auto-grow-height="false" fo:min-height="3.322cm" fo:min-width="1.466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width="0.035cm" svg:stroke-color="#000000" draw:marker-start-width="0.252cm" draw:marker-end-width="0.252cm" draw:fill="hatch" draw:fill-color="#729fcf" draw:fill-hatch-name="Black_20_0_20_Degrees" draw:opacity="100%" draw:opacity-name="Transparency_20_18" draw:textarea-horizontal-align="justify" draw:textarea-vertical-align="middle" draw:auto-grow-height="false" fo:min-height="1.716cm" fo:min-width="3.066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="solid" draw:fill-color="#ffcc99" draw:textarea-horizontal-align="justify" draw:textarea-vertical-align="middle" draw:auto-grow-height="false" fo:min-height="1.71cm" fo:min-width="3.066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width="0.035cm" svg:stroke-color="#000000" draw:marker-start-width="0.252cm" draw:marker-end-width="0.252cm" draw:fill="hatch" draw:fill-color="#729fcf" draw:fill-hatch-name="Black_20_90_20_Degrees" draw:opacity="100%" draw:opacity-name="Transparency_20_22" draw:textarea-horizontal-align="justify" draw:textarea-vertical-align="middle" draw:auto-grow-height="false" fo:min-height="3.316cm" fo:min-width="1.466cm" fo:padding-top="0.142cm" fo:padding-bottom="0.142cm" fo:padding-left="0.267cm" fo:padding-right="0.267cm"/>
    </style:style>
    <style:style style:name="gr74" style:family="graphic" style:parent-style-name="standard">
      <style:graphic-properties svg:stroke-width="0.106cm" draw:marker-start-width="0.358cm" draw:marker-end-width="0.358cm" draw:fill="solid" draw:fill-color="#cccccc" draw:textarea-horizontal-align="justify" draw:textarea-vertical-align="middle" draw:auto-grow-height="false" fo:min-height="6.846cm" fo:min-width="10.196cm" fo:padding-top="0.177cm" fo:padding-bottom="0.177cm" fo:padding-left="0.302cm" fo:padding-right="0.302cm"/>
    </style:style>
    <style:style style:name="gr75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bottom" draw:auto-grow-height="false" fo:min-height="10.446cm" fo:min-width="6.596cm" fo:padding-top="0.177cm" fo:padding-bottom="0.177cm" fo:padding-left="0.302cm" fo:padding-right="0.302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solid" draw:fill-color="#ffcc99" draw:textarea-horizontal-align="justify" draw:textarea-vertical-align="middle" draw:auto-grow-height="false" fo:min-height="4.922cm" fo:min-width="1.466cm" fo:padding-top="0.142cm" fo:padding-bottom="0.142cm" fo:padding-left="0.267cm" fo:padding-right="0.267cm"/>
    </style:style>
    <style:style style:name="gr77" style:family="graphic" style:parent-style-name="standard">
      <style:graphic-properties draw:stroke="solid" svg:stroke-width="0.035cm" svg:stroke-color="#000000" draw:marker-start-width="0.252cm" draw:marker-end-width="0.252cm" draw:fill="hatch" draw:fill-color="#729fcf" draw:fill-hatch-name="Black_20_0_20_Degrees" draw:opacity="100%" draw:opacity-name="Transparency_20_1" draw:textarea-horizontal-align="justify" draw:textarea-vertical-align="middle" draw:auto-grow-height="false" fo:min-height="1.716cm" fo:min-width="2.666cm" fo:padding-top="0.142cm" fo:padding-bottom="0.142cm" fo:padding-left="0.267cm" fo:padding-right="0.267cm"/>
    </style:style>
    <style:style style:name="gr78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middle" draw:auto-grow-height="false" fo:min-height="2.046cm" fo:min-width="6.596cm" fo:padding-top="0.177cm" fo:padding-bottom="0.177cm" fo:padding-left="0.302cm" fo:padding-right="0.302cm"/>
    </style:style>
    <style:style style:name="gr79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middle" draw:auto-grow-height="false" fo:min-height="6.846cm" fo:min-width="9.796cm" fo:padding-top="0.177cm" fo:padding-bottom="0.177cm" fo:padding-left="0.302cm" fo:padding-right="0.302cm"/>
    </style:style>
    <style:style style:name="gr80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middle" draw:auto-grow-height="false" fo:min-height="10.046cm" fo:min-width="6.596cm" fo:padding-top="0.177cm" fo:padding-bottom="0.177cm" fo:padding-left="0.302cm" fo:padding-right="0.302cm"/>
    </style:style>
    <style:style style:name="gr81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8.446cm" fo:min-width="8.196cm" fo:padding-top="0.177cm" fo:padding-bottom="0.177cm" fo:padding-left="0.302cm" fo:padding-right="0.302cm"/>
    </style:style>
    <style:style style:name="gr82" style:family="graphic" style:parent-style-name="standard">
      <style:graphic-properties svg:stroke-width="0.106cm" draw:marker-start-width="0.358cm" draw:marker-end-width="0.358cm" draw:fill="hatch" draw:fill-hatch-name="Red_20_Crossed_20_45_20_Degrees" draw:textarea-horizontal-align="justify" draw:textarea-vertical-align="top" draw:auto-grow-height="false" fo:min-height="1.646cm" fo:min-width="6.596cm" fo:padding-top="0.177cm" fo:padding-bottom="0.177cm" fo:padding-left="0.302cm" fo:padding-right="0.302cm"/>
    </style:style>
    <style:style style:name="gr83" style:family="graphic" style:parent-style-name="standard">
      <style:graphic-properties svg:stroke-width="0.106cm" draw:marker-start-width="0.358cm" draw:marker-end-width="0.358cm" draw:fill="hatch" draw:fill-hatch-name="Black_20_0_20_Degrees" draw:textarea-horizontal-align="justify" draw:textarea-vertical-align="bottom" draw:auto-grow-height="false" fo:min-height="4.846cm" fo:min-width="6.596cm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hatch" draw:fill-hatch-name="Black_20_0_20_Degrees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hatch" draw:fill-color="#ffffff" draw:fill-hatch-name="Black_20_45_20_Degrees_20_Wide" draw:fill-hatch-solid="false"/>
      <style:paragraph-properties fo:text-align="center"/>
    </style:style>
    <style:style style:name="P7" style:family="paragraph">
      <loext:graphic-properties draw:fill="hatch" draw:fill-color="#ffffff" draw:fill-hatch-name="Black_20_0_20_Degrees"/>
      <style:paragraph-properties fo:text-align="center"/>
    </style:style>
    <style:style style:name="P8" style:family="paragraph">
      <loext:graphic-properties draw:fill="hatch" draw:fill-color="#ffffff" draw:fill-hatch-name="Blue_20_Crossed_20_45_20_Degrees"/>
      <style:paragraph-properties fo:text-align="center"/>
    </style:style>
    <style:style style:name="P9" style:family="paragraph">
      <loext:graphic-properties draw:fill="solid" draw:fill-color="#ffcc99"/>
      <style:paragraph-properties fo:text-align="center"/>
    </style:style>
    <style:style style:name="P10" style:family="paragraph">
      <loext:graphic-properties draw:fill="hatch" draw:fill-color="#729fcf" draw:fill-hatch-name="Black_20_0_20_Degrees" draw:opacity="100%" draw:opacity-name="Transparency_20_1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  <style:text-properties fo:background-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hatch" draw:fill-color="#ffffff" draw:fill-hatch-name="Red_20_Crossed_20_45_20_Degrees"/>
      <style:paragraph-properties fo:text-align="center"/>
      <style:text-properties fo:background-color="#ffffff"/>
    </style:style>
    <style:style style:name="P15" style:family="paragraph">
      <loext:graphic-properties draw:fill="hatch" draw:fill-color="#729fcf" draw:fill-hatch-name="Black_20_0_20_Degrees" draw:opacity="100%" draw:opacity-name="Transparency_20_18"/>
      <style:paragraph-properties fo:text-align="center"/>
    </style:style>
    <style:style style:name="P16" style:family="paragraph">
      <loext:graphic-properties draw:fill="hatch" draw:fill-color="#729fcf" draw:fill-hatch-name="Black_20_90_20_Degrees" draw:opacity="100%" draw:opacity-name="Transparency_20_22"/>
      <style:paragraph-properties fo:text-align="center"/>
    </style:style>
    <style:style style:name="P17" style:family="paragraph">
      <loext:graphic-properties draw:fill="hatch" draw:fill-color="#ffffff" draw:fill-hatch-name="Black_20_0_20_Degrees"/>
      <style:paragraph-properties fo:text-align="center"/>
      <style:text-properties fo:background-color="#ffffff"/>
    </style:style>
    <style:style style:name="P18" style:family="paragraph">
      <loext:graphic-properties draw:fill="hatch" draw:fill-hatch-name="Red_20_Crossed_20_45_20_Degrees"/>
      <style:paragraph-properties fo:text-align="center"/>
      <style:text-properties fo:background-color="#ffffff"/>
    </style:style>
    <style:style style:name="P19" style:family="paragraph">
      <loext:graphic-properties draw:fill="hatch" draw:fill-hatch-name="Black_20_0_20_Degrees"/>
      <style:paragraph-properties fo:text-align="center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cm" svg:height="20cm" svg:x="0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4cm" svg:height="6.4cm" svg:x="5.2cm" svg:y="16.4cm">
          <text:p text:style-name="P2">Gar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8cm" svg:height="4cm" svg:x="1.6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2cm" svg:height="4.8cm" svg:x="12.4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5" draw:layer="layout" svg:width="12.8cm" svg:height="1.2cm" svg:x="4.4cm" svg:y="1.2cm">
          <text:p text:style-name="P2">Kelder 0 cm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6cm" svg:height="6.4cm" svg:x="5.2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8cm" svg:height="4cm" svg:x="6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8cm" svg:height="4cm" svg:x="12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8cm" svg:height="4cm" svg:x="16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0.8cm" svg:height="4.8cm" svg:x="1.2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cm" svg:height="4.4cm" svg:x="14.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3.6cm" svg:height="6.4cm" svg:x="1.2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cm" svg:height="4.4cm" svg:x="17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4cm" svg:height="0.8cm" svg:x="9.6cm" svg:y="15.6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2" draw:text-style-name="P10" draw:layer="layout" svg:width="0.8cm" svg:height="3.2cm" draw:transform="rotate (-1.5707963267949) translate (13.2cm 15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7" draw:layer="layout" svg:width="2cm" svg:height="2.8cm" svg:x="5.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4cm" svg:height="1.6cm" svg:x="9.6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5.6cm" svg:height="5.2cm" svg:x="14cm" svg:y="10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16" draw:text-style-name="P11" draw:layer="layout" svg:width="0.4cm" svg:height="4.4cm" svg:x="12cm" svg:y="5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11" draw:layer="layout" svg:width="0.8cm" svg:height="0.8cm" svg:x="1.2cm" svg:y="5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11" draw:layer="layout" svg:width="0.8cm" svg:height="0.8cm" svg:x="18.8cm" svg:y="5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11" draw:layer="layout" svg:width="0.8cm" svg:height="0.8cm" svg:x="1.2cm" svg:y="22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11" draw:layer="layout" svg:width="0.8cm" svg:height="0.8cm" svg:x="18.8cm" svg:y="22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11" draw:layer="layout" svg:width="4.8cm" svg:height="0.4cm" svg:x="14.8cm" svg:y="1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11" draw:layer="layout" svg:width="4.8cm" svg:height="0.4cm" svg:x="3.2cm" svg:y="23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11" draw:layer="layout" svg:width="0.4cm" svg:height="2.8cm" svg:x="4.4cm" svg:y="12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0" draw:text-style-name="P7" draw:layer="layout" svg:width="4cm" svg:height="2.4cm" svg:x="5.2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cm" svg:height="2.8cm" svg:x="11.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3.6cm" svg:height="2.8cm" svg:x="7.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.2cm" svg:height="5.2cm" svg:x="1.2cm" svg:y="10.4cm">
          <text:p text:style-name="P2">Energ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3.2cm" svg:height="3.2cm" svg:x="1.172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8.8cm" svg:height="0.4cm" svg:x="8.8cm" svg:y="23.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5" draw:text-style-name="P7" draw:layer="layout" svg:width="3.6cm" svg:height="6cm" svg:x="5.2cm" svg:y="16.8cm">
          <text:p text:style-name="P2">160c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3.2cm" svg:height="10cm" svg:x="1.2cm" svg:y="12.8cm">
          <text:p text:style-name="P2">160cm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0.8cm" svg:height="6.4cm" svg:x="8.8cm" svg:y="1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3.6cm" svg:height="3.6cm" svg:x="5.2cm" svg:y="12.8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3.2cm" svg:height="2.4cm" svg:x="1.2cm" svg:y="10.4cm">
          <text:p text:style-name="P2">380c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cm" svg:height="20cm" svg:x="0.4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6.8cm" svg:height="4.8cm" svg:x="12.8cm" svg:y="5.2cm">
          <text:p text:style-name="P2">Slaapka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8cm" svg:height="1.2cm" svg:x="4.4cm" svg:y="1.2cm">
          <text:p text:style-name="P2">Benedenverdieping 40cm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0.4cm" svg:height="4.8cm" svg:x="1.2cm" svg:y="5.2cm">
          <text:p text:style-name="P2">Slaapkam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14" draw:layer="layout" svg:width="11.6cm" svg:height="5.6cm" svg:x="4.8cm" svg:y="10.8cm">
            <text:p text:style-name="P2"><text:span text:style-name="T1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3" draw:text-style-name="P9" draw:layer="layout" svg:width="2cm" svg:height="4cm" svg:x="4.8cm" svg:y="12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5" draw:layer="layout" svg:width="3.2cm" svg:height="2cm" draw:transform="rotate (-1.5707963267949) translate (6.8cm 13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1" draw:layer="layout" svg:x1="5.8cm" svg:y1="13.2cm" svg:x2="5.8cm" svg:y2="16cm">
              <text:p/>
            </draw:line>
          </draw:g>
        </draw:g>
        <draw:g>
          <draw:custom-shape draw:style-name="gr36" draw:text-style-name="P9" draw:layer="layout" svg:width="8.8cm" svg:height="0.8cm" svg:x="7.2cm" svg:y="16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37" draw:text-style-name="P10" draw:layer="layout" svg:width="0.8cm" svg:height="8cm" draw:transform="rotate (-1.5707963267949) translate (15.6cm 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8" draw:text-style-name="P7" draw:layer="layout" svg:width="10.8cm" svg:height="6cm" svg:x="8.8cm" svg:y="16.8cm">
          <text:p text:style-name="P2">220cm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9" draw:layer="layout" svg:width="0.8cm" svg:height="1.2cm" svg:x="4cm" svg:y="10.8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40" draw:text-style-name="P16" draw:layer="layout" svg:width="1.2cm" svg:height="0.8cm" draw:transform="rotate (-1.5707963267949) translate (4.8cm 10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4" draw:text-style-name="P7" draw:layer="layout" svg:width="8.8cm" svg:height="0.4cm" svg:x="8.8cm" svg:y="23.2cm">
          <text:p text:style-name="P2"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2.4cm" svg:height="4.8cm" svg:x="17.2cm" svg:y="10.8cm">
          <text:p text:style-name="P2">WC,</text:p>
          <text:p text:style-name="P2">Douch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1" draw:layer="layout" svg:width="0.4cm" svg:height="4.4cm" svg:x="12cm" svg:y="5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11" draw:layer="layout" svg:width="0.8cm" svg:height="0.8cm" svg:x="1.2cm" svg:y="5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11" draw:layer="layout" svg:width="0.8cm" svg:height="0.8cm" svg:x="18.8cm" svg:y="5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11" draw:layer="layout" svg:width="0.8cm" svg:height="0.8cm" svg:x="1.2cm" svg:y="22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11" draw:layer="layout" svg:width="0.8cm" svg:height="0.8cm" svg:x="18.8cm" svg:y="22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2" draw:text-style-name="P11" draw:layer="layout" svg:width="2.4cm" svg:height="0.4cm" svg:x="17.2cm" svg:y="1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11" draw:layer="layout" svg:width="4.8cm" svg:height="0.4cm" svg:x="3.2cm" svg:y="23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11" draw:layer="layout" svg:width="0.4cm" svg:height="2.8cm" svg:x="4.4cm" svg:y="12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43" draw:text-style-name="P12" draw:layer="layout" svg:width="10.8cm" svg:height="8.4cm" svg:x="8.8cm" svg:y="10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8cm" svg:height="4.8cm" svg:x="14.8cm" svg:y="10.8cm">
          <text:p text:style-name="P2">Badka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7" draw:layer="layout" svg:width="7.2cm" svg:height="1.6cm" svg:x="1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7.2cm" svg:height="10.8cm" svg:x="1.2cm" svg:y="12.8cm">
          <text:p text:style-name="P2">150cm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10.8cm" svg:height="7.2cm" svg:x="8.8cm" svg:y="16.4cm">
          <text:p text:style-name="P2">210c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cm" svg:height="20cm" svg:x="0.4cm" svg:y="4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8.8cm" svg:height="4.8cm" svg:x="10.8cm" svg:y="5.2cm">
          <text:p text:style-name="P2">Slaapka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8cm" svg:height="1.2cm" svg:x="4.4cm" svg:y="1.2cm">
          <text:p text:style-name="P2">Benedenverdieping 100cm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8.4cm" svg:height="4.8cm" svg:x="1.2cm" svg:y="5.2cm">
          <text:p text:style-name="P2">Slaapkam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0" draw:text-style-name="P12" draw:layer="layout" svg:width="4cm" svg:height="7.2cm" svg:x="4.8cm" svg:y="10.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4" draw:layer="layout" svg:width="9.2cm" svg:height="7.2cm" svg:x="4.8cm" svg:y="10.8cm">
            <text:p text:style-name="P2"><text:span text:style-name="T1">Overloop</text:span></text:p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9" draw:layer="layout" svg:width="2cm" svg:height="4cm" svg:x="4.8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5" draw:layer="layout" svg:width="3.2cm" svg:height="2cm" draw:transform="rotate (-1.5707963267949) translate (6.8cm 13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1" draw:layer="layout" svg:x1="5.8cm" svg:y1="13.2cm" svg:x2="5.8cm" svg:y2="16cm">
              <text:p/>
            </draw:line>
          </draw:g>
          <draw:g>
            <draw:custom-shape draw:style-name="gr52" draw:text-style-name="P9" draw:layer="layout" svg:width="2cm" svg:height="3.6cm" svg:x="12cm" svg:y="14.4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3" draw:text-style-name="P10" draw:layer="layout" svg:width="3.6cm" svg:height="2cm" draw:transform="rotate (-1.5707963267949) translate (14cm 14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1" draw:layer="layout" svg:x1="13cm" svg:y1="18cm" svg:x2="13cm" svg:y2="15.2cm">
              <text:p/>
            </draw:line>
          </draw:g>
        </draw:g>
        <draw:custom-shape draw:style-name="gr54" draw:text-style-name="P11" draw:layer="layout" svg:width="0.8cm" svg:height="2cm" svg:x="14cm" svg:y="21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5" draw:text-style-name="P11" draw:layer="layout" svg:width="1.6cm" svg:height="0.8cm" svg:x="1.2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22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8.8cm" svg:y="22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8.8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15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11" draw:layer="layout" svg:width="0.4cm" svg:height="4.4cm" svg:x="14.4cm" svg:y="1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6" draw:text-style-name="P11" draw:layer="layout" svg:width="0.4cm" svg:height="4.8cm" svg:x="10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1" draw:layer="layout" svg:width="4.4cm" svg:height="0.4cm" svg:x="3.2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1" draw:layer="layout" svg:width="4.4cm" svg:height="0.4cm" svg:x="12.8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58" draw:text-style-name="P13" draw:layer="layout" svg:width="10.4cm" svg:height="13.6cm" svg:x="-1.6cm" svg:y="12.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10.8cm" svg:height="7.2cm" svg:x="8.8cm" svg:y="16.4cm">
          <text:p text:style-name="P2">225cm 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7.2cm" svg:height="10.8cm" svg:x="12.4cm" svg:y="5.2cm">
          <text:p text:style-name="P2">0c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cm" svg:height="20cm" svg:x="0.4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8cm" svg:height="1.2cm" svg:x="4.4cm" svg:y="1.2cm">
          <text:p text:style-name="P2">Begane grond 160cm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0.8cm" svg:height="7.2cm" svg:x="1.2cm" svg:y="5.2cm">
          <text:p text:style-name="P2">75cm </text:p>
          <draw:enhanced-geometry svg:viewBox="0 0 21600 21600" draw:type="rectangle" draw:enhanced-path="M 0 0 L 21600 0 21600 21600 0 21600 0 0 Z N"/>
        </draw:custom-shape>
        <draw:custom-shape draw:style-name="gr62" draw:text-style-name="P11" draw:layer="layout" svg:width="2cm" svg:height="0.4cm" svg:x="1.2cm" svg:y="11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63" draw:text-style-name="P13" draw:layer="layout" svg:width="10.4cm" svg:height="6.4cm" svg:x="4.4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7" draw:layer="layout" svg:width="9.2cm" svg:height="5.2cm" svg:x="4.8cm" svg:y="10.8cm">
            <text:p text:style-name="P2"><text:span text:style-name="T1">Trappenhui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5" draw:text-style-name="P3" draw:layer="layout" svg:width="9.2cm" svg:height="9.2cm" svg:x="-0.8cm" svg:y="16.4cm">
          <text:p text:style-name="P2">Salon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5.2cm" svg:height="2.8cm" svg:x="-0.8cm" svg:y="13.2cm">
          <text:p text:style-name="P2">Ent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" draw:layer="layout" svg:width="3.2cm" svg:height="2cm" svg:x="1.2cm" svg:y="10.8cm">
          <text:p text:style-name="P2">W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1" draw:layer="layout" svg:width="1.6cm" svg:height="0.8cm" svg:x="1.2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11" draw:layer="layout" svg:width="2cm" svg:height="0.8cm" svg:x="17.6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8.8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8.8cm" svg:y="15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15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22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8.8cm" svg:y="22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9" draw:text-style-name="P11" draw:layer="layout" svg:width="0.4cm" svg:height="2.4cm" svg:x="14.4cm" svg:y="1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6" draw:text-style-name="P11" draw:layer="layout" svg:width="0.4cm" svg:height="4.8cm" svg:x="10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1" draw:layer="layout" svg:width="4.4cm" svg:height="0.4cm" svg:x="3.2cm" svg:y="10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1" draw:layer="layout" svg:width="4.4cm" svg:height="0.4cm" svg:x="12.8cm" svg:y="10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70" draw:text-style-name="P9" draw:layer="layout" svg:width="2cm" svg:height="3.606cm" svg:x="4.8cm" svg:y="12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1" draw:text-style-name="P15" draw:layer="layout" svg:width="3.6cm" svg:height="2cm" draw:transform="rotate (-1.5707963267949) translate (6.8cm 12.4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1" draw:layer="layout" svg:x1="5.8cm" svg:y1="12.801cm" svg:x2="5.8cm" svg:y2="15.604cm">
              <text:p/>
            </draw:line>
          </draw:g>
        </draw:g>
        <draw:g>
          <draw:custom-shape draw:style-name="gr72" draw:text-style-name="P9" draw:layer="layout" svg:width="3.6cm" svg:height="1.994cm" svg:x="7.2cm" svg:y="16.4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g>
              <draw:custom-shape draw:style-name="gr73" draw:text-style-name="P16" draw:layer="layout" svg:width="2cm" svg:height="3.6cm" draw:transform="rotate (-1.5707963267949) translate (10.8cm 16.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5" draw:text-style-name="P1" draw:layer="layout" svg:x1="7.6cm" svg:y1="17.4cm" svg:x2="10.4cm" svg:y2="17.4cm">
                <text:p/>
              </draw:line>
            </draw:g>
          </draw:g>
        </draw:g>
      </draw:page>
      <draw:page draw:name="page5" draw:style-name="dp1" draw:master-page-name="Default">
        <draw:custom-shape draw:style-name="gr60" draw:text-style-name="P4" draw:layer="layout" svg:width="7.2cm" svg:height="10.8cm" svg:x="12.4cm" svg:y="5.2cm">
          <text:p text:style-name="P2">0cm</text:p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10.8cm" svg:height="7.2cm" svg:x="8.8cm" svg:y="16.4cm">
          <text:p text:style-name="P2">Keuken</text:p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7.2cm" svg:height="10.8cm" svg:x="1.2cm" svg:y="12.8cm">
          <text:p text:style-name="P2">150c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cm" svg:height="20cm" svg:x="0.4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8cm" svg:height="1.2cm" svg:x="4.4cm" svg:y="1.2cm">
          <text:p text:style-name="P2">Begane grond 220cm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0.8cm" svg:height="7.2cm" svg:x="1.2cm" svg:y="5.2cm">
          <text:p text:style-name="P2">75cm </text:p>
          <draw:enhanced-geometry svg:viewBox="0 0 21600 21600" draw:type="rectangle" draw:enhanced-path="M 0 0 L 21600 0 21600 21600 0 21600 0 0 Z N"/>
        </draw:custom-shape>
        <draw:custom-shape draw:style-name="gr62" draw:text-style-name="P11" draw:layer="layout" svg:width="2cm" svg:height="0.4cm" svg:x="1.2cm" svg:y="11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63" draw:text-style-name="P13" draw:layer="layout" svg:width="10.4cm" svg:height="6.4cm" svg:x="4.4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7" draw:layer="layout" svg:width="9.2cm" svg:height="5.2cm" svg:x="4.8cm" svg:y="10.8cm">
            <text:p text:style-name="P2"><text:span text:style-name="T1">Trappenhui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5" draw:text-style-name="P11" draw:layer="layout" svg:width="1.6cm" svg:height="0.8cm" svg:x="1.2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11" draw:layer="layout" svg:width="2cm" svg:height="0.8cm" svg:x="17.6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8.8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8.8cm" svg:y="15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15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22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8.8cm" svg:y="22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9" draw:text-style-name="P11" draw:layer="layout" svg:width="0.4cm" svg:height="2.4cm" svg:x="14.4cm" svg:y="1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6" draw:text-style-name="P11" draw:layer="layout" svg:width="0.4cm" svg:height="4.8cm" svg:x="10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1" draw:layer="layout" svg:width="4.4cm" svg:height="0.4cm" svg:x="3.2cm" svg:y="10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1" draw:layer="layout" svg:width="4.4cm" svg:height="0.4cm" svg:x="12.8cm" svg:y="10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g>
            <draw:custom-shape draw:style-name="gr76" draw:text-style-name="P9" draw:layer="layout" svg:width="2cm" svg:height="5.206cm" svg:x="12cm" svg:y="10.8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custom-shape draw:style-name="gr77" draw:text-style-name="P10" draw:layer="layout" svg:width="3.2cm" svg:height="2cm" draw:transform="rotate (-1.5707963267949) translate (14cm 12.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5" draw:text-style-name="P1" draw:layer="layout" svg:x1="13cm" svg:y1="15.6cm" svg:x2="13cm" svg:y2="13.198cm">
                <text:p/>
              </draw:line>
            </draw:g>
          </draw:g>
          <draw:g>
            <draw:custom-shape draw:style-name="gr72" draw:text-style-name="P9" draw:layer="layout" svg:width="3.6cm" svg:height="1.994cm" svg:x="8.4cm" svg:y="16.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73" draw:text-style-name="P16" draw:layer="layout" svg:width="2cm" svg:height="3.6cm" draw:transform="rotate (-1.5707963267949) translate (12cm 16.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35" draw:text-style-name="P1" draw:layer="layout" svg:x1="8.8cm" svg:y1="17.4cm" svg:x2="11.6cm" svg:y2="17.4cm">
                  <text:p/>
                </draw:line>
              </draw:g>
            </draw:g>
          </draw:g>
        </draw:g>
      </draw:page>
      <draw:page draw:name="page6" draw:style-name="dp1" draw:master-page-name="Default">
        <draw:custom-shape draw:style-name="gr48" draw:text-style-name="P3" draw:layer="layout" svg:width="8.8cm" svg:height="4.8cm" svg:x="10.8cm" svg:y="5.2cm">
          <text:p text:style-name="P2">Slaapka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cm" svg:height="20cm" svg:x="0.4cm" svg:y="4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8.4cm" svg:height="4.8cm" svg:x="1.2cm" svg:y="5.2cm">
          <text:p text:style-name="P2">Slaapkamer</text:p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7.2cm" svg:height="2.4cm" svg:x="1.2cm" svg:y="10.8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8cm" svg:height="1.2cm" svg:x="4.4cm" svg:y="1.2cm">
          <text:p text:style-name="P2">Bovenverdieping 280cm</text:p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0.4cm" svg:height="7.2cm" svg:x="9.2cm" svg:y="16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7.2cm" svg:height="10.4cm" svg:x="1.2cm" svg:y="13.2cm">
          <text:p/>
          <draw:enhanced-geometry svg:viewBox="0 0 21600 21600" draw:type="rectangle" draw:enhanced-path="M 0 0 L 21600 0 21600 21600 0 21600 0 0 Z N"/>
        </draw:custom-shape>
        <draw:g>
          <draw:custom-shape draw:style-name="gr81" draw:text-style-name="P13" draw:layer="layout" svg:width="8.8cm" svg:height="8.8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8" draw:layer="layout" svg:width="7.2cm" svg:height="2cm" svg:x="6.8cm" svg:y="10.8cm">
            <text:p text:style-name="P2"><text:span text:style-name="T1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9" draw:layer="layout" svg:width="7.2cm" svg:height="5.2cm" svg:x="6.8cm" svg:y="12.8cm">
            <text:p text:style-name="P2"><text:span text:style-name="T1">Trappenhui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5" draw:text-style-name="P11" draw:layer="layout" svg:width="1.6cm" svg:height="0.8cm" svg:x="1.2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11" draw:layer="layout" svg:width="2cm" svg:height="0.8cm" svg:x="17.6cm" svg:y="10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3" draw:layer="layout" svg:width="4.8cm" svg:height="4.8cm" svg:x="14.8cm" svg:y="10.8cm">
          <text:p text:style-name="P2">Badkamer</text:p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2cm" svg:height="0.8cm" svg:x="17.6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52" draw:text-style-name="P9" draw:layer="layout" svg:width="2cm" svg:height="3.6cm" svg:x="6.8cm" svg:y="12.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3" draw:text-style-name="P10" draw:layer="layout" svg:width="3.6cm" svg:height="2cm" draw:transform="rotate (-1.5707963267949) translate (8.8cm 12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" draw:layer="layout" svg:x1="7.8cm" svg:y1="16.4cm" svg:x2="7.8cm" svg:y2="13.6cm">
            <text:p/>
          </draw:line>
        </draw:g>
        <draw:custom-shape draw:style-name="gr17" draw:text-style-name="P11" draw:layer="layout" svg:width="0.8cm" svg:height="0.8cm" svg:x="18.8cm" svg:y="15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11" draw:layer="layout" svg:width="0.8cm" svg:height="0.8cm" svg:x="1.2cm" svg:y="15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6" draw:text-style-name="P11" draw:layer="layout" svg:width="0.4cm" svg:height="4.8cm" svg:x="10cm" svg:y="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1" draw:layer="layout" svg:width="4.4cm" svg:height="0.4cm" svg:x="3.2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1" draw:layer="layout" svg:width="4.4cm" svg:height="0.4cm" svg:x="12.8cm" svg:y="10cm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opacity draw:name="Transparency_20_1" draw:display-name="Transparency 1" draw:style="linear" draw:start="100%" draw:end="0%" draw:angle="0" draw:border="0%"/>
    <draw:opacity draw:name="Transparency_20_18" draw:display-name="Transparency 18" draw:style="linear" draw:start="100%" draw:end="0%" draw:angle="1800" draw:border="0%"/>
    <draw:opacity draw:name="Transparency_20_22" draw:display-name="Transparency 22" draw:style="linear" draw:start="100%" draw:end="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6T12:36:52.450206718</meta:creation-date>
    <dc:date>2016-12-29T08:09:37.116573057</dc:date>
    <meta:editing-duration>PT8H56M47S</meta:editing-duration>
    <meta:editing-cycles>72</meta:editing-cycles>
    <meta:generator>LibreOffice/5.0.2.2$Linux_X86_64 LibreOffice_project/00m0$Build-2</meta:generator>
    <meta:document-statistic meta:object-count="192"/>
  </office:meta>
</office:document-meta>
</file>